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e30" officeooo:paragraph-rsid="0011ce30"/>
    </style:style>
    <style:style style:name="P2" style:family="paragraph" style:parent-style-name="Standard">
      <style:text-properties officeooo:rsid="0011e967" officeooo:paragraph-rsid="0011e967"/>
    </style:style>
    <style:style style:name="P3" style:family="paragraph" style:parent-style-name="Standard">
      <style:text-properties officeooo:rsid="0011e967" officeooo:paragraph-rsid="00138e65"/>
    </style:style>
    <style:style style:name="P4" style:family="paragraph" style:parent-style-name="Standard">
      <style:text-properties officeooo:rsid="00138e65" officeooo:paragraph-rsid="00138e65"/>
    </style:style>
    <style:style style:name="T1" style:family="text">
      <style:text-properties officeooo:rsid="0011e967"/>
    </style:style>
    <style:style style:name="T2" style:family="text">
      <style:text-properties officeooo:rsid="00138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ctron density for interaction: overdense, underdense, near-critical</text:p>
      <text:p text:style-name="P1"/>
      <text:p text:style-name="P1">self-replenishing: gas jet, gas cell, liquid/cryo jet, liquid crystal film, <text:span text:style-name="T1">liquid sheet/leaf</text:span></text:p>
      <text:p text:style-name="P1">single-shot: foil, wire, RMT, cone</text:p>
      <text:p text:style-name="P1"/>
      <text:p text:style-name="P4">shapes: foil-like, wire-like, point-like (droplets, RMTs, Paul traps), 3D (gas jet, gas cell, cap discharge)</text:p>
      <text:p text:style-name="P3"/>
      <text:p text:style-name="P3">dimensionality <text:span text:style-name="T2">[invariant in n dimensions]</text:span>: <text:span text:style-name="T2">0D (RMTs, gas jets), 1D (wires, jets), 2D (foils, films, sheets)</text:span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6.2$Linux_X86_64 LibreOffice_project/50$Build-2</meta:generator>
    <meta:editing-cycles>0</meta:editing-cycles>
    <meta:editing-duration>P0D</meta:editing-duration>
    <meta:document-statistic meta:table-count="0" meta:image-count="0" meta:object-count="0" meta:page-count="1" meta:paragraph-count="5" meta:word-count="55" meta:character-count="413" meta:non-whitespace-character-count="363"/>
  </office:meta>
</office:document-meta>
</file>